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" style:font-family-generic="swiss"/>
    <style:font-face style:name="Linux Libertine G" svg:font-family="'Linux Libertine G'" style:font-pitch="variable"/>
    <style:font-face style:name="Open Sans1" svg:font-family="'Ope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fbcab" officeooo:paragraph-rsid="001fbcab"/>
    </style:style>
    <style:style style:name="P3" style:family="paragraph" style:parent-style-name="Text_20_body">
      <style:text-properties officeooo:paragraph-rsid="001fbcab"/>
    </style:style>
    <style:style style:name="P4" style:family="paragraph" style:parent-style-name="sender_20_address">
      <style:paragraph-properties fo:text-align="end" style:justify-single-word="false">
        <style:tab-stops>
          <style:tab-stop style:position="13.847cm" style:type="right"/>
        </style:tab-stops>
      </style:paragraph-properties>
      <style:text-properties officeooo:paragraph-rsid="001fbcab"/>
    </style:style>
    <style:style style:name="P5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1fbcab"/>
    </style:style>
    <style:style style:name="P6" style:family="paragraph" style:parent-style-name="address">
      <style:text-properties officeooo:paragraph-rsid="001fbcab"/>
    </style:style>
    <style:style style:name="T1" style:family="text">
      <style:text-properties fo:font-size="10pt" fo:font-weight="normal" officeooo:rsid="000e487e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1fbcab" style:font-size-asian="10pt" style:font-weight-asian="normal" style:font-size-complex="10pt" style:font-weight-complex="normal"/>
    </style:style>
    <style:style style:name="T3" style:family="text">
      <style:text-properties officeooo:rsid="000f4497"/>
    </style:style>
    <style:style style:name="T4" style:family="text">
      <style:text-properties officeooo:rsid="001fbc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_____________________________________<text:tab/><text:span text:style-name="T1"><text:line-break/>_____________________________________</text:span><text:tab/><text:line-break/>_____________________________________<text:line-break/>_____________________________________<text:line-break/>_____________________________________<text:tab/><text:line-break/></text:p>
      <text:p text:style-name="P6"><text:span text:style-name="T4">Empfänger<text:line-break/>Anschrift<text:line-break/>PLZ Stadt<text:line-break/></text:span></text:p>
      <text:p text:style-name="P6"/>
      <text:p text:style-name="P4">_____________________________________</text:p>
      <text:p text:style-name="P2">Sehr geehrte Damen und Herren, </text:p>
      <text:p text:style-name="P2">blafoo</text:p>
      <text:p text:style-name="P3"><text:span text:style-name="T2">Mit freundlichen Grüßen</text:span></text:p>
      <text:p text:style-name="P3"><text:span text:style-name="T2">_____________________________________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" style:font-family-generic="swiss"/>
    <style:font-face style:name="Linux Libertine G" svg:font-family="'Linux Libertine G'" style:font-pitch="variable"/>
    <style:font-face style:name="Open Sans1" svg:font-family="'Ope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15:02.277221768</meta:creation-date>
    <meta:editing-duration>PT27M55S</meta:editing-duration>
    <meta:editing-cycles>2</meta:editing-cycles>
    <meta:generator>LibreOffice/5.4.5.1$Linux_X86_64 LibreOffice_project/40m0$Build-1</meta:generator>
    <dc:description>Modern business letter with sans-serif font </dc:description>
    <dc:title>Modern business letter sans-serif</dc:title>
    <dc:date>2018-03-06T11:52:58.081685162</dc:date>
    <meta:document-statistic meta:table-count="0" meta:image-count="0" meta:object-count="0" meta:page-count="1" meta:paragraph-count="8" meta:word-count="21" meta:character-count="358" meta:non-whitespace-character-count="339"/>
    <meta:template xlink:type="simple" xlink:actuate="onRequest" xlink:title="Modern business letter sans-serif" xlink:href="../../../../../../usr/lib/libreoffice/share/template/common/officorr/Modern_business_letter_sans_serif.ott" meta:date="2018-03-06T11:15:01.677031998"/>
  </office:meta>
</office:document-meta>
</file>